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cm" svg:height="1.3cm" svg:x="2.6cm" svg:y="3cm">
          <text:p text:style-name="P1">Rectang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1.1cm" svg:x="2cm" svg:y="6.3cm">
          <text:p text:style-name="P1">Elipse éçâôöàâ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5cm" svg:y1="9.2cm" svg:x2="7.2cm" svg:y2="9.2cm">
          <text:p/>
        </draw:line>
        <draw:frame draw:style-name="gr3" draw:layer="layout" svg:width="4.803cm" svg:height="2.384cm" svg:x="2.4cm" svg:y="11cm">
          <draw:text-box>
            <text:p>Some text here</text:p>
            <text:p>Second line</text:p>
            <text:p>Third line</text:p>
          </draw:text-box>
        </draw:frame>
        <draw:polyline draw:style-name="gr4" draw:text-style-name="P1" draw:layer="layout" svg:width="6.155cm" svg:height="1.551cm" draw:transform="rotate (0.27087509990952) translate (1.83259911324212cm 15.157289279075cm)" svg:viewBox="0 0 6156 1552" draw:points="0,252 2441,1552 4325,0 6156,508">
          <text:p/>
        </draw:polyline>
        <draw:custom-shape draw:style-name="gr5" draw:text-style-name="P1" draw:layer="layout" svg:width="2.6cm" svg:height="2.9cm" svg:x="12.2cm" svg:y="2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.6cm" svg:height="2.5cm" svg:x="11.7cm" svg:y="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ath draw:style-name="gr4" draw:text-style-name="P1" draw:layer="layout" svg:width="6.7cm" svg:height="1.951cm" draw:transform="rotate (-0.0150098315671512) translate (2.30849501237036cm 18.3340792991993cm)" svg:viewBox="0 0 6701 1952" svg:d="m0 566 3113 853 1279-1419c2158 3868 1646 842 2309 56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7T14:41:07</meta:creation-date>
    <dc:date>2013-01-17T14:45:17</dc:date>
    <meta:editing-duration>P0D</meta:editing-duration>
    <meta:editing-cycles>1</meta:editing-cycles>
    <meta:document-statistic meta:object-count="8"/>
    <meta:generator>LibreOffice/3.6$Linux_x86 LibreOffice_project/360m1$Build-2</meta:generator>
  </office:meta>
</office:document-meta>
</file>